
<file path=META-INF/manifest.xml><?xml version="1.0" encoding="utf-8"?>
<manifest:manifest xmlns:manifest="urn:oasis:names:tc:opendocument:xmlns:manifest:1.0" manifest:version="1.4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Pictures/github-logo.svg" manifest:media-type="image/svg+xml"/>
</manifest:manifest>
</file>

<file path=content.xml><?xml version="1.0" encoding="utf-8"?>
<office:document-content xmlns:office="urn:oasis:names:tc:opendocument:xmlns:office:1.0" xmlns:text="urn:oasis:names:tc:opendocument:xmlns:text:1.0" office:version="1.4">
  <office:body>
    <office:text>
      <text:p text:style-name="Text_20_body">Template placeholder. This file is replaced during markdown conver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draw="urn:oasis:names:tc:opendocument:xmlns:drawing:1.0" xmlns:svg="urn:oasis:names:tc:opendocument:xmlns:svg-compatible:1.0" xmlns:xlink="http://www.w3.org/1999/xlink" xmlns:fo="urn:oasis:names:tc:opendocument:xmlns:xsl-fo-compatible:1.0" xmlns:table="urn:oasis:names:tc:opendocument:xmlns:table:1.0" office:version="1.4">
  <office:styles>
    <style:style style:name="Standard" style:family="paragraph" style:class="text">
      <style:text-properties fo:font-family="Liberation Sans" fo:font-size="11pt"/>
    </style:style>
    <style:style style:name="Text_20_body" style:family="paragraph" style:parent-style-name="Standard" style:class="text">
      <style:paragraph-properties fo:text-align="start" fo:line-height="128%" fo:margin-top="0cm" fo:margin-bottom="0.18cm" fo:margin-left="4.6cm" fo:margin-right="0.2cm"/>
    </style:style>
    <style:style style:name="Heading" style:family="paragraph" style:parent-style-name="Standard" style:class="chapter">
      <style:paragraph-properties fo:keep-with-next="always"/>
      <style:text-properties fo:font-weight="bold"/>
    </style:style>
    <style:style style:name="Heading_20_1" style:family="paragraph" style:parent-style-name="Heading" style:default-outline-level="1">
      <style:paragraph-properties fo:text-align="start" fo:margin-top="0.12cm" fo:margin-bottom="0.52cm" fo:margin-left="0cm" fo:margin-right="10.2cm"/>
      <style:text-properties fo:font-size="28pt" fo:font-weight="bold"/>
    </style:style>
    <style:style style:name="Heading_20_2" style:family="paragraph" style:parent-style-name="Heading" style:default-outline-level="2">
      <style:paragraph-properties fo:margin-top="0.4cm" fo:margin-bottom="0.12cm" fo:margin-left="4.6cm" fo:margin-right="0.2cm"/>
      <style:text-properties fo:font-size="13pt" fo:font-weight="bold"/>
    </style:style>
    <style:style style:name="Heading_20_3" style:family="paragraph" style:parent-style-name="Heading" style:default-outline-level="3">
      <style:text-properties fo:font-size="12pt" fo:font-weight="bold"/>
    </style:style>
    <style:style style:name="Heading_20_4" style:family="paragraph" style:parent-style-name="Heading" style:default-outline-level="4">
      <style:text-properties fo:font-size="11pt" fo:font-weight="bold"/>
    </style:style>
    <style:style style:name="Heading_20_5" style:family="paragraph" style:parent-style-name="Heading" style:default-outline-level="5">
      <style:text-properties fo:font-size="11pt" fo:font-weight="bold"/>
    </style:style>
    <style:style style:name="Heading_20_6" style:family="paragraph" style:parent-style-name="Heading" style:default-outline-level="6">
      <style:text-properties fo:font-size="10.5pt" fo:font-weight="bold"/>
    </style:style>
    <style:style style:name="AuthorLine" style:family="paragraph" style:parent-style-name="Text_20_body">
      <style:paragraph-properties fo:margin-left="0cm" fo:margin-right="0cm" fo:margin-top="0.02cm" fo:margin-bottom="0.08cm"/>
      <style:text-properties fo:font-weight="bold" fo:font-size="12pt"/>
    </style:style>
    <style:style style:name="Affiliation" style:family="paragraph" style:parent-style-name="Text_20_body">
      <style:paragraph-properties fo:margin-left="0cm" fo:margin-right="10.2cm" fo:margin-top="0.01cm" fo:margin-bottom="0.09cm"/>
      <style:text-properties fo:font-size="10.5pt"/>
    </style:style>
    <style:style style:name="EmailLine" style:family="paragraph" style:parent-style-name="Text_20_body">
      <style:paragraph-properties fo:margin-left="4.6cm" fo:margin-right="0.2cm" fo:margin-top="0.02cm" fo:margin-bottom="0.12cm"/>
      <style:text-properties fo:font-size="10.5pt"/>
    </style:style>
    <style:style style:name="DateLine" style:family="paragraph" style:parent-style-name="Text_20_body">
      <style:paragraph-properties fo:text-align="start" fo:margin-left="4.6cm" fo:margin-right="0.2cm" fo:margin-top="0.32cm" fo:margin-bottom="0.32cm"/>
      <style:text-properties fo:font-size="11pt"/>
    </style:style>
    <style:style style:name="LetterSalutation" style:family="paragraph" style:parent-style-name="Standard">
      <style:paragraph-properties fo:margin-left="4.6cm" fo:margin-right="0.2cm" fo:margin-top="0.2cm" fo:margin-bottom="0.16cm"/>
      <style:text-properties fo:font-size="11pt" fo:font-weight="bold"/>
    </style:style>
    <style:style style:name="LetterClosing" style:family="paragraph" style:parent-style-name="Standard">
      <style:paragraph-properties fo:margin-left="4.6cm" fo:margin-right="0.2cm" fo:margin-top="0.28cm" fo:margin-bottom="0.14cm"/>
      <style:text-properties fo:font-size="11pt"/>
    </style:style>
    <style:style style:name="RecipientLine" style:family="paragraph" style:parent-style-name="Text_20_body">
      <style:paragraph-properties fo:margin-left="4.6cm" fo:margin-right="0.2cm" fo:margin-top="0.01cm" fo:margin-bottom="0.09cm"/>
      <style:text-properties fo:font-size="11pt"/>
    </style:style>
    <style:style style:name="HeaderBar" style:family="paragraph" style:parent-style-name="Standard">
      <style:paragraph-properties fo:margin-top="0cm" fo:margin-bottom="0cm" fo:margin-left="0cm" fo:margin-right="0cm" fo:padding-top="0.6cm" fo:padding-bottom="0.6cm" fo:background-color="#111111" fo:line-height="100%"/>
      <style:text-properties fo:color="#111111" fo:font-size="40pt"/>
    </style:style>
    <style:style style:name="HeaderLogo" style:family="paragraph" style:parent-style-name="Standard">
      <style:paragraph-properties fo:text-align="end" fo:margin-top="0cm" fo:margin-bottom="0.01cm" fo:margin-left="0cm" fo:margin-right="0cm"/>
      <style:text-properties fo:font-size="1pt" fo:font-weight="normal"/>
    </style:style>
    <style:style style:name="AbstractParagraph" style:family="paragraph" style:parent-style-name="Text_20_body">
      <style:text-properties fo:font-style="italic"/>
    </style:style>
    <style:style style:name="Preformatted_20_Text" style:family="paragraph" style:parent-style-name="Text_20_body">
      <style:text-properties fo:font-family="Liberation Mono" fo:font-size="10pt"/>
    </style:style>
    <style:style style:name="Quotations" style:family="paragraph" style:parent-style-name="Text_20_body">
      <style:paragraph-properties fo:margin-left="7.2cm" fo:margin-right="0.2cm" fo:margin-top="0.08cm" fo:margin-bottom="0.12cm"/>
    </style:style>
    <style:style style:name="Strong_20_Emphasis" style:family="text">
      <style:text-properties fo:font-weight="bold"/>
    </style:style>
    <style:style style:name="Emphasis" style:family="text">
      <style:text-properties fo:font-style="italic"/>
    </style:style>
    <style:style style:name="Source_20_Text" style:family="text">
      <style:text-properties fo:font-family="Liberation Mono"/>
    </style:style>
    <style:style style:name="Internet_20_link" style:family="text">
      <style:text-properties fo:color="#0366d6" style:text-underline-style="solid"/>
    </style:style>
    <style:style style:name="TableStyle" style:family="table">
      <style:table-properties table:border-model="separating" style:width="100%"/>
    </style:style>
    <text:list-style style:name="L1">
      <text:list-level-style-bullet text:level="1" text:bullet-char="-"/>
      <text:list-level-style-bullet text:level="2" text:bullet-char="-"/>
    </text:list-style>
    <text:list-style style:name="LOrdered">
      <text:list-level-style-number text:level="1" style:num-format="1"/>
      <text:list-level-style-number text:level="2" style:num-format="a"/>
    </text:list-style>
  </office:styles>
  <office:automatic-styles>
    <style:page-layout style:name="Mpm1">
      <style:page-layout-properties fo:page-width="21cm" fo:page-height="29.7cm" style:print-orientation="portrait" fo:margin-top="1.7cm" fo:margin-bottom="2.2cm" fo:margin-left="2.4cm" fo:margin-right="2.2cm"/>
      <style:header-style>
        <style:header-footer-properties fo:min-height="0cm" fo:margin-left="0cm" fo:margin-right="0cm" fo:margin-bottom="0.12cm"/>
      </style:header-style>
    </style:page-layout>
  </office:automatic-styles>
  <office:master-styles>
    <style:master-page style:name="Standard" style:page-layout-name="Mpm1" style:next-style-name="NoHeader">
      <style:header>
        <text:p text:style-name="HeaderBar">.</text:p>
        <text:p text:style-name="HeaderLogo"><draw:frame draw:name="GitHubMark" text:anchor-type="as-char" svg:width="1.7cm" svg:height="1.7cm"><draw:image xlink:href="Pictures/github-logo.svg" xlink:type="simple" xlink:show="embed" xlink:actuate="onLoad"/></draw:frame></text:p>
      </style:header>
    </style:master-page>
    <style:master-page style:name="NoHeader" style:page-layout-name="M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4">
  <office:meta>
    <dc:title>GitHub Letter Template</dc:title>
    <meta:generator>texter github letter template</meta:generator>
  </office:meta>
</office:document-meta>
</file>